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automatic-styles>
    <style:style style:family="paragraph" style:name="a328a30" style:parent-style-name="Normal">
      <style:text-properties fo:font-size="11.0pt" fo:font-weight="bold" style:font-name-asian="Cambria" style:font-size-asian="11.0pt" style:font-weight-asian="bold"/>
    </style:style>
    <style:style style:family="table-cell" style:name="a6196a3">
      <style:table-cell-properties fo:border-bottom="0.18mm solid #000000" fo:border-left="0.18mm solid #000000" fo:border-right="0.18mm solid #000000" fo:border-top="1.41mm solid #000000" fo:padding-bottom="0.0mm" fo:padding-left="1.91mm" fo:padding-right="1.91mm" fo:padding-top="0.0mm"/>
    </style:style>
    <style:style style:family="paragraph" style:name="ac8efa8" style:parent-style-name="Normal">
      <style:text-properties fo:font-size="11.0pt" style:font-name-asian="Cambria" style:font-size-asian="11.0pt"/>
    </style:style>
    <style:style style:family="table-cell" style:name="ac2e22d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90356c" style:parent-style-name="Normal">
      <style:text-properties fo:font-size="11.0pt" style:font-name-asian="Cambria" style:font-size-asian="11.0pt"/>
    </style:style>
    <style:style style:family="table-cell" style:name="adf6d12">
      <style:table-cell-properties fo:border-bottom="1.76mm solid #000000" fo:border-left="0.18mm solid #000000" fo:border-right="0.18mm solid #000000" fo:border-top="1.76mm solid #ff0000" fo:padding-bottom="0.0mm" fo:padding-left="1.91mm" fo:padding-right="1.91mm" fo:padding-top="0.0mm"/>
    </style:style>
    <style:style style:family="paragraph" style:name="ab4cc10" style:parent-style-name="Normal">
      <style:text-properties fo:font-size="11.0pt" style:font-name-asian="Cambria" style:font-size-asian="11.0pt"/>
    </style:style>
    <style:style style:family="table-cell" style:name="a3c0e3c">
      <style:table-cell-properties fo:border-bottom="1.76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4d3d4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bb3abb">
      <style:table-cell-properties fo:border-bottom="1.41mm solid #000000" fo:border-left="1.41mm solid #000000" fo:border-right="1.41mm solid #000000" fo:border-top="0.18mm solid #000000" fo:padding-bottom="0.0mm" fo:padding-left="1.91mm" fo:padding-right="1.91mm" fo:padding-top="0.0mm"/>
    </style:style>
    <style:style style:family="paragraph" style:name="a4001f4" style:parent-style-name="Normal">
      <style:text-properties fo:country="DE" fo:font-size="11.0pt" fo:language="de" style:font-name-asian="Cambria" style:font-size-asian="11.0pt"/>
    </style:style>
    <style:style style:family="table-cell" style:name="ab72570">
      <style:table-cell-properties fo:border-bottom="0.18mm solid #000000" fo:border-left="1.76mm solid #ff0000" fo:border-right="1.41mm solid #000000" fo:border-top="0.18mm solid #000000" fo:padding-bottom="0.0mm" fo:padding-left="1.91mm" fo:padding-right="1.91mm" fo:padding-top="0.0mm"/>
    </style:style>
    <style:style style:family="paragraph" style:name="ac479f0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paragraph" style:name="a7e3e3f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6a72dc">
      <style:table-cell-properties fo:border-bottom="1.76mm solid #ff0000" fo:border-left="1.76mm solid #ff0000" fo:border-right="1.76mm solid #ff0000" fo:border-top="1.76mm solid #ff0000" fo:padding-bottom="0.0mm" fo:padding-left="1.91mm" fo:padding-right="1.91mm" fo:padding-top="0.0mm"/>
    </style:style>
    <style:style style:family="paragraph" style:name="a28aa29" style:parent-style-name="Normal">
      <style:text-properties fo:country="DE" fo:font-size="11.0pt" fo:language="de" style:font-name-asian="Cambria" style:font-size-asian="11.0pt"/>
    </style:style>
    <style:style style:family="table-cell" style:name="ad6962b">
      <style:table-cell-properties fo:border-bottom="0.18mm solid #000000" fo:border-left="0.18mm solid #000000" fo:border-right="1.76mm solid #ff0000" fo:border-top="0.18mm solid #000000" fo:padding-bottom="0.0mm" fo:padding-left="1.91mm" fo:padding-right="1.91mm" fo:padding-top="0.0mm"/>
    </style:style>
    <style:style style:family="paragraph" style:name="ac790c7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f646ac">
      <style:table-cell-properties fo:border-bottom="0.18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paragraph" style:name="a47ab13" style:parent-style-name="Normal">
      <style:text-properties fo:country="DE" fo:font-size="11.0pt" fo:language="de" style:font-name-asian="Cambria" style:font-size-asian="11.0pt"/>
    </style:style>
    <style:style style:family="paragraph" style:name="adeab96" style:parent-style-name="Normal">
      <style:text-properties fo:country="DE" fo:font-size="11.0pt" fo:font-weight="bold" fo:language="de" style:font-name-asian="Cambria" style:font-size-asian="11.0pt" style:font-weight-asian="bold"/>
    </style:style>
    <style:style style:family="table-cell" style:name="afa9a50">
      <style:table-cell-properties fo:background-color="#00b050" fo:border-bottom="0.18mm solid #000000" fo:border-left="0.18mm solid #000000" fo:border-right="1.41mm solid #000000" fo:border-top="0.18mm solid #000000" fo:padding-bottom="0.0mm" fo:padding-left="1.91mm" fo:padding-right="1.91mm" fo:padding-top="0.0mm"/>
    </style:style>
    <style:style style:family="paragraph" style:name="ad8b4d2" style:parent-style-name="Normal">
      <style:text-properties fo:country="DE" fo:font-size="11.0pt" fo:language="de" style:font-name-asian="Cambria" style:font-size-asian="11.0pt"/>
    </style:style>
    <style:style style:family="table-cell" style:name="ad575a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0e9302">
      <style:table-row-properties style:row-height="25.01mm"/>
    </style:style>
    <style:style style:family="paragraph" style:name="ad9efc6" style:parent-style-name="Normal">
      <style:text-properties fo:country="DE" fo:font-size="11.0pt" fo:language="de" style:font-name-asian="Cambria" style:font-size-asian="11.0pt"/>
    </style:style>
    <style:style style:family="table-cell" style:name="a3b8ec9">
      <style:table-cell-properties fo:border-bottom="1.41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9b56d" style:parent-style-name="Normal">
      <style:text-properties fo:background-color="#ff0000" fo:country="DE" fo:font-size="11.0pt" fo:language="de" style:font-name-asian="Cambria" style:font-size-asian="11.0pt"/>
    </style:style>
    <style:style style:family="paragraph" style:name="a53086e" style:parent-style-name="Normal">
      <style:text-properties fo:background-color="#ff0000" fo:country="DE" fo:font-size="11.0pt" fo:language="de" style:font-name-asian="Cambria" style:font-size-asian="11.0pt"/>
    </style:style>
    <style:style style:family="table-cell" style:name="a1470f4">
      <style:table-cell-properties fo:border-bottom="0.18mm solid #000000" fo:border-left="1.41mm solid #000000" fo:border-right="0.18mm solid #000000" fo:border-top="0.18mm solid #000000" fo:padding-bottom="0.0mm" fo:padding-left="1.91mm" fo:padding-right="1.91mm" fo:padding-top="0.0mm"/>
    </style:style>
    <style:style style:family="paragraph" style:name="aeff1e5" style:parent-style-name="Normal">
      <style:text-properties fo:font-size="11.0pt" style:font-name-asian="Cambria" style:font-size-asian="11.0pt"/>
    </style:style>
    <style:style style:family="table-cell" style:name="ab77609">
      <style:table-cell-properties fo:border-bottom="1.41mm solid #000000" fo:border-left="1.41mm solid #000000" fo:border-right="1.41mm solid #000000" fo:border-top="1.41mm solid #000000" fo:padding-bottom="0.0mm" fo:padding-left="1.91mm" fo:padding-right="1.91mm" fo:padding-top="0.0mm"/>
    </style:style>
    <style:style style:family="table-row" style:name="a908abc">
      <style:table-row-properties style:row-height="40.01mm"/>
    </style:style>
    <style:style style:family="table-column" style:name="afdbc40">
      <style:table-column-properties style:rel-column-width="25*"/>
    </style:style>
    <style:style style:family="table" style:name="ae3c683">
      <style:table-properties fo:margin-left="0.0mm" style:width="16.249cm" table:align="left"/>
    </style:style>
    <style:style style:family="paragraph" style:name="abebe2f" style:parent-style-name="Heading_20_2">
      <style:paragraph-properties fo:break-before="page"/>
    </style:style>
    <style:style style:family="table-column" style:name="a892f94">
      <style:table-column-properties style:column-width="32.5mm"/>
    </style:style>
    <style:style style:family="table" style:name="a17a3ad">
      <style:table-properties fo:margin-left="0.0mm" style:rel-width="100%" style:width="16.249cm" table:align="left"/>
    </style:style>
  </office:automatic-styles>
  <office:body>
    <office:text>
      <text:h text:outline-level="2" text:style-name="abebe2f">Funny Table</text:h>
      <text:p text:style-name="Normal"/>
      <table:table table:style-name="a17a3ad">
        <table:table-column table:number-columns-repeated="5" table:style-name="a892f94"/>
        <table:table-row table:style-name="a908abc">
          <table:table-cell table:number-columns-spanned="2" table:style-name="ab77609">
            <text:p text:style-name="aeff1e5">A big cell with thick border</text:p>
          </table:table-cell>
          <table:table-cell table:style-name="ab77609"/>
          <table:table-cell table:style-name="a1470f4">
            <text:p text:style-name="a53086e">Para1</text:p>
            <text:p text:style-name="a69b56d">Para2</text:p>
          </table:table-cell>
          <table:table-cell table:style-name="a3b8ec9">
            <text:p text:style-name="ad9efc6">Hello world!</text:p>
          </table:table-cell>
        </table:table-row>
        <table:table-row table:style-name="a0e9302">
          <table:table-cell table:style-name="ad575a7">
            <text:p text:style-name="ad8b4d2"/>
          </table:table-cell>
          <table:table-cell table:style-name="ad575a7"/>
          <table:table-cell table:number-columns-spanned="2" table:style-name="afa9a50">
            <text:p text:style-name="adeab96">Cell background is green.</text:p>
            <text:p text:style-name="a47ab13"/>
          </table:table-cell>
          <table:table-cell table:style-name="af646ac">
            <text:p text:style-name="ac790c7"/>
          </table:table-cell>
        </table:table-row>
        <table:table-row>
          <table:table-cell table:style-name="ad6962b">
            <text:p text:style-name="a28aa29"/>
          </table:table-cell>
          <table:table-cell table:style-name="ad6962b"/>
          <table:table-cell table:style-name="a6a72dc">
            <text:p text:style-name="a7e3e3f">Thick red border</text:p>
            <text:p text:style-name="ac479f0"/>
          </table:table-cell>
          <table:table-cell table:style-name="ab72570">
            <text:p text:style-name="a4001f4"/>
          </table:table-cell>
          <table:table-cell table:style-name="abb3abb">
            <text:p text:style-name="a14d3d4"/>
          </table:table-cell>
        </table:table-row>
        <table:table-row>
          <table:table-cell table:style-name="a3c0e3c">
            <text:p text:style-name="ab4cc10">Thick border at bottom of 3 cells</text:p>
          </table:table-cell>
          <table:table-cell table:style-name="a3c0e3c"/>
          <table:table-cell table:style-name="adf6d12">
            <text:p text:style-name="a90356c"/>
          </table:table-cell>
          <table:table-cell table:style-name="ac2e22d">
            <text:p text:style-name="ac8efa8"/>
          </table:table-cell>
          <table:table-cell table:style-name="a6196a3">
            <text:p text:style-name="a328a30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Adobe Caslon Pro" svg:font-family="'Adobe Caslon Pr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able Contents" style:family="paragraph" style:name="Table_20_Contents" style:parent-style-name="Standard"/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3</dc:date>
    <meta:editing-cycles>2</meta:editing-cycles>
    <meta:editing-duration>PT0.012S</meta:editing-duration>
  </office:meta>
</office:document-meta>
</file>